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testebd;</text:p>
      <text:p text:style-name="Standard"/>
      <text:p text:style-name="Standard">import java.sql.Connection;</text:p>
      <text:p text:style-name="Standard">import java.sql.DriverManager;</text:p>
      <text:p text:style-name="Standard">import java.sql.ResultSet;</text:p>
      <text:p text:style-name="Standard">import java.sql.ResultSetMetaData;</text:p>
      <text:p text:style-name="Standard">import java.sql.SQLException;</text:p>
      <text:p text:style-name="Standard">import java.sql.Statement;</text:p>
      <text:p text:style-name="Standard"/>
      <text:p text:style-name="Standard">/**</text:p>
      <text:p text:style-name="Standard"><text:s/>*</text:p>
      <text:p text:style-name="Standard"><text:s/>* @author hital</text:p>
      <text:p text:style-name="Standard"><text:s/>*/</text:p>
      <text:p text:style-name="Standard">public class TesteBD {</text:p>
      <text:p text:style-name="Standard"/>
      <text:p text:style-name="Standard"><text:s text:c="4"/>public static void main(String[] args) {</text:p>
      <text:p text:style-name="Standard"><text:s text:c="8"/>final String DRIVER = "com.mysql.jdbc.Driver";</text:p>
      <text:p text:style-name="Standard"><text:s text:c="8"/>final String DATABASE_URL = "jdbc:mysql://localhost:3307/bdtur";</text:p>
      <text:p text:style-name="Standard"><text:s text:c="8"/>final String SELECT_QUERY ="SELECT ID_Cidade, Nome, UF, Populacao FROM Cidade";</text:p>
      <text:p text:style-name="Standard">// usa try com recursos para conectar-se e consultar o banco de dados</text:p>
      <text:p text:style-name="Standard"><text:s text:c="8"/>try ( </text:p>
      <text:p text:style-name="Standard"><text:s text:c="8"/>Connection connection = DriverManager.getConnection( </text:p>
      <text:p text:style-name="Standard"><text:s text:c="12"/>DATABASE_URL, "root", "root1234"); </text:p>
      <text:p text:style-name="Standard"><text:s text:c="8"/>Statement statement = connection.createStatement(); </text:p>
      <text:p text:style-name="Standard"><text:s text:c="8"/>ResultSet resultSet = statement.executeQuery(SELECT_QUERY)) </text:p>
      <text:p text:style-name="Standard"><text:s text:c="8"/>{</text:p>
      <text:p text:style-name="Standard">// obtém os metadados de ResultSet</text:p>
      <text:p text:style-name="Standard"><text:s text:c="8"/>ResultSetMetaData metaData = resultSet.getMetaData();</text:p>
      <text:p text:style-name="Standard"><text:s text:c="8"/>int numberOfColumns = metaData.getColumnCount(); </text:p>
      <text:p text:style-name="Standard"/>
      <text:p text:style-name="Standard"><text:s text:c="8"/>System.out.printf("Tabela de Cidade:%n%n");</text:p>
      <text:p text:style-name="Standard">// exibe os nomes de coluna no ResultSet</text:p>
      <text:p text:style-name="Standard"><text:s text:c="8"/>for (int i = 1; i &lt;= numberOfColumns; i++)</text:p>
      <text:p text:style-name="Standard"><text:s text:c="12"/>System.out.printf("%-8s\t", metaData.getColumnName(i));</text:p>
      <text:p text:style-name="Standard"><text:s text:c="8"/>System.out.println();</text:p>
      <text:p text:style-name="Standard">// exibe os resultados da consulta</text:p>
      <text:p text:style-name="Standard"><text:s text:c="8"/>while (resultSet.next())</text:p>
      <text:p text:style-name="Standard"><text:s text:c="8"/>{</text:p>
      <text:p text:style-name="Standard"><text:s text:c="12"/>for (int i = 1; i &lt;= numberOfColumns; i++)</text:p>
      <text:p text:style-name="Standard"><text:s text:c="16"/>System.out.printf("%-8s\t", resultSet.getObject(i));</text:p>
      <text:p text:style-name="Standard"><text:s text:c="12"/>System.out.println();</text:p>
      <text:p text:style-name="Standard"><text:s text:c="8"/>}</text:p>
      <text:p text:style-name="Standard"><text:s text:c="7"/>} // Os métodos close dos objetos AutoCloseable são chamados agoraÿ</text:p>
      <text:p text:style-name="Standard"><text:s text:c="8"/>catch (SQLException sqlException)</text:p>
      <text:p text:style-name="Standard"><text:s text:c="8"/>{</text:p>
      <text:p text:style-name="Standard"><text:s text:c="8"/>sqlException.printStackTrace();</text:p>
      <text:p text:style-name="Standard"><text:s text:c="8"/>}</text:p>
      <text:p text:style-name="Standard"><text:soft-page-break/><text:s text:c="4"/>}</text:p>
      <text:p text:style-name="Standard">} // fim da classe Teste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1:11:23.715000000</meta:creation-date>
    <dc:date>2019-06-14T11:14:05.184000000</dc:date>
    <meta:editing-duration>PT2M42S</meta:editing-duration>
    <meta:editing-cycles>1</meta:editing-cycles>
    <meta:document-statistic meta:table-count="0" meta:image-count="0" meta:object-count="0" meta:page-count="2" meta:paragraph-count="50" meta:word-count="196" meta:character-count="1830" meta:non-whitespace-character-count="1432"/>
    <meta:generator>LibreOffice/6.2.2.2$Windows_X86_64 LibreOffice_project/2b840030fec2aae0fd2658d8d4f9548af4e3518d</meta:generator>
  </office:meta>
</office:document-meta>
</file>